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Georgia" svg:font-family="Georgia" style:font-family-generic="roman" style:font-pitch="variable" svg:panose-1="2 4 5 2 5 4 5 2 3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 style:page-number="1"/>
    </style:style>
    <style:style style:name="T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3" style:parent-style-name="Standard" style:family="paragraph">
      <style:paragraph-properties fo:text-align="center" fo:margin-bottom="0in"/>
    </style:style>
    <style:style style:name="T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5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olumn7" style:family="table-column">
      <style:table-column-properties style:column-width="3.2597in" style:use-optimal-column-width="false"/>
    </style:style>
    <style:style style:name="TableColumn8" style:family="table-column">
      <style:table-column-properties style:column-width="3.0111in" style:use-optimal-column-width="false"/>
    </style:style>
    <style:style style:name="Table6" style:family="table">
      <style:table-properties style:width="6.2708in" fo:margin-left="0.0034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ableColumn24" style:family="table-column">
      <style:table-column-properties style:column-width="0.6256in" style:use-optimal-column-width="false"/>
    </style:style>
    <style:style style:name="TableColumn25" style:family="table-column">
      <style:table-column-properties style:column-width="2.5395in" style:use-optimal-column-width="false"/>
    </style:style>
    <style:style style:name="TableColumn26" style:family="table-column">
      <style:table-column-properties style:column-width="3.1312in" style:use-optimal-column-width="false"/>
    </style:style>
    <style:style style:name="Table23" style:family="table">
      <style:table-properties style:width="6.2965in" fo:margin-left="0.0034in" table:align="left"/>
    </style:style>
    <style:style style:name="TableRow27" style:family="table-row">
      <style:table-row-properties style:min-row-height="0.3868in" style:use-optimal-row-height="false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ableRow34" style:family="table-row">
      <style:table-row-properties style:min-row-height="0.5673in" style:use-optimal-row-height="false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text-indent="-0.25in"/>
      <style:text-properties fo:color="#000000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T38" style:parent-style-name="DefaultParagraphFont" style:family="text">
      <style:text-properties fo:color="#222222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0" style:family="table-row">
      <style:table-row-properties style:min-row-height="0.5673in" style:use-optimal-row-height="false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text-indent="-0.25in"/>
      <style:text-properties fo:color="#000000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T44" style:parent-style-name="DefaultParagraphFont" style:family="text">
      <style:text-properties fo:color="#222222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6" style:family="table-row">
      <style:table-row-properties style:min-row-height="0.5465in" style:use-optimal-row-height="false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indent="-0.25in"/>
      <style:text-properties fo:color="#000000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T50" style:parent-style-name="DefaultParagraphFont" style:family="text">
      <style:text-properties fo:color="#222222"/>
    </style:style>
    <style:style style:name="T51" style:parent-style-name="DefaultParagraphFont" style:family="text">
      <style:text-properties fo:color="#222222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3" style:family="table-row">
      <style:table-row-properties style:min-row-height="0.5673in" style:use-optimal-row-height="false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indent="-0.25in"/>
      <style:text-properties fo:color="#000000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T57" style:parent-style-name="DefaultParagraphFont" style:family="text">
      <style:text-properties fo:color="#222222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</office:automatic-styles>
  <office:body>
    <office:text text:use-soft-page-breaks="true">
      <text:p text:style-name="P1"><text:span text:style-name="T2">Project Design Phase</text:span></text:p>
      <text:p text:style-name="P3"><text:span text:style-name="T4">Proposed Solution Template</text:span></text:p>
      <text:p text:style-name="P5"/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Standard">Date</text:p>
          </table:table-cell>
          <table:table-cell table:style-name="TableCell11">
            <text:p text:style-name="Standard">07/03/2026</text:p>
          </table:table-cell>
        </table:table-row>
        <table:table-row table:style-name="TableRow12">
          <table:table-cell table:style-name="TableCell13">
            <text:p text:style-name="Standard">Team ID</text:p>
          </table:table-cell>
          <table:table-cell table:style-name="TableCell14">
            <text:p text:style-name="Standard">SWTID-2026-7416</text:p>
          </table:table-cell>
        </table:table-row>
        <table:table-row table:style-name="TableRow15">
          <table:table-cell table:style-name="TableCell16">
            <text:p text:style-name="Standard">Project Name</text:p>
          </table:table-cell>
          <table:table-cell table:style-name="TableCell17">
            <text:p text:style-name="Standard">Contact Manager</text:p>
          </table:table-cell>
        </table:table-row>
        <table:table-row table:style-name="TableRow18">
          <table:table-cell table:style-name="TableCell19">
            <text:p text:style-name="Standard">Maximum Marks</text:p>
          </table:table-cell>
          <table:table-cell table:style-name="TableCell20">
            <text:p text:style-name="Standard">2 Marks</text:p>
          </table:table-cell>
        </table:table-row>
      </table:table>
      <text:p text:style-name="P21"/>
      <text:p text:style-name="Standard"><text:span text:style-name="T22">Proposed Solution Template:</text:span></text:p>
      <text:p text:style-name="Standard">Project team shall fill the following information in the<text:s/>proposed solution template.</text:p>
      <table:table table:style-name="Table23">
        <table:table-columns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Standard"><text:span text:style-name="T29">S.No.</text:span></text:p>
          </table:table-cell>
          <table:table-cell table:style-name="TableCell30">
            <text:p text:style-name="Standard"><text:span text:style-name="T31">Parameter</text:span></text:p>
          </table:table-cell>
          <table:table-cell table:style-name="TableCell32">
            <text:p text:style-name="Standard"><text:span text:style-name="T33">Description</text:span></text:p>
          </table:table-cell>
        </table:table-row>
        <table:table-row table:style-name="TableRow34">
          <table:table-cell table:style-name="TableCell35">
            <text:list text:style-name="WWNum1">
              <text:list-item text:start-value="1">
                <text:p text:style-name="P36"/>
              </text:list-item>
            </text:list>
          </table:table-cell>
          <table:table-cell table:style-name="TableCell37">
            <text:p text:style-name="Standard"><text:span text:style-name="T38">Problem Statement (Problem to be solved)</text:span></text:p>
          </table:table-cell>
          <table:table-cell table:style-name="TableCell39">
            <text:p text:style-name="Standard">Many users struggle to find an efficient tool to save important contacts and organize them and find the specific contact while working on the laptop or<text:s/>desktop computer .</text:p>
          </table:table-cell>
        </table:table-row>
        <table:table-row table:style-name="TableRow40">
          <table:table-cell table:style-name="TableCell41">
            <text:list text:style-name="WWNum1" text:continue-numbering="true">
              <text:list-item>
                <text:p text:style-name="P42"/>
              </text:list-item>
            </text:list>
          </table:table-cell>
          <table:table-cell table:style-name="TableCell43">
            <text:p text:style-name="Standard"><text:span text:style-name="T44">Idea / Solution description</text:span></text:p>
          </table:table-cell>
          <table:table-cell table:style-name="TableCell45">
            <text:p text:style-name="Standard">A node and express based application that is user authenticated and performs CRUD operations for the contacts efficiently and and fast . It can be used directly from the WINDOWS PC</text:p>
          </table:table-cell>
        </table:table-row>
        <table:table-row table:style-name="TableRow46">
          <table:table-cell table:style-name="TableCell47">
            <text:list text:style-name="WWNum1" text:continue-numbering="true">
              <text:list-item>
                <text:p text:style-name="P48"/>
              </text:list-item>
            </text:list>
          </table:table-cell>
          <table:table-cell table:style-name="TableCell49">
            <text:p text:style-name="Standard"><text:span text:style-name="T50">Novelty /<text:s/></text:span><text:span text:style-name="T51">Uniqueness</text:span></text:p>
          </table:table-cell>
          <table:table-cell table:style-name="TableCell52">
            <text:p text:style-name="Standard">Free and <text:s/>structured way of adding new contact or editing existing contacts and performing search operation based on the name , email or the tags <text:s/></text:p>
          </table:table-cell>
        </table:table-row>
        <table:table-row table:style-name="TableRow53">
          <table:table-cell table:style-name="TableCell54">
            <text:list text:style-name="WWNum1" text:continue-numbering="true">
              <text:list-item>
                <text:p text:style-name="P55"/>
              </text:list-item>
            </text:list>
          </table:table-cell>
          <table:table-cell table:style-name="TableCell56">
            <text:p text:style-name="Standard"><text:span text:style-name="T57">Social Impact / Customer Satisfaction</text:span></text:p>
          </table:table-cell>
          <table:table-cell table:style-name="TableCell58">
            <text:p text:style-name="Standard">Provides everyone who are busy with work and no time<text:s/>to use mobile phone a way to see there contacts without being disturbe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Georgia" svg:font-family="Georgia" style:font-family-generic="roman" style:font-pitch="variable" svg:panose-1="2 4 5 2 5 4 5 2 3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style:font-weight-complex="bold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style:font-weight-complex="bold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 fo:margin-top="0.3333in" fo:margin-bottom="0.0833in"/>
      <style:text-properties fo:font-weight="bold" style:font-weight-asian="bold" style:font-weight-complex="bold" fo:font-size="36pt" style:font-size-asian="36pt" style:font-size-complex="36pt" fo:hyphenate="false"/>
    </style:style>
    <style:style style:name="ListParagraph" style:display-name="List Paragraph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Internetlink" style:display-name="Internet 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text:list-style style:name="NoList_1" style:display-name="No List_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list-format-name="NLF0" style:num-format="1">
        <style:list-level-properties text:space-before="0.1986in" text:min-label-width="0.2486in" text:list-level-position-and-space-mode="label-alignment">
          <style:list-level-label-alignment text:label-followed-by="listtab" fo:margin-left="0.4472in" fo:text-indent="-0.2486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909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Amarender Katkam</meta:initial-creator>
    <dc:creator>MUGILAN S</dc:creator>
    <meta:creation-date>2022-09-18T16:51:00Z</meta:creation-date>
    <dc:date>2026-03-08T04:47:00Z</dc:date>
    <meta:template xlink:href="Normal.dotm" xlink:type="simple"/>
    <meta:editing-cycles>5</meta:editing-cycles>
    <meta:editing-duration>PT60S</meta:editing-duration>
    <meta:user-defined meta:name="AppVersion">16.0000</meta:user-defined>
    <meta:document-statistic meta:page-count="1" meta:paragraph-count="2" meta:word-count="156" meta:character-count="1047" meta:row-count="7" meta:non-whitespace-character-count="893"/>
  </office:meta>
</office:document-meta>
</file>